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209.4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-set-results" table:style-name="ta1">
        <table:shapes>
          <draw:frame draw:z-index="0" draw:style-name="gr1" draw:text-style-name="P1" svg:width="903.23pt" svg:height="303.42pt" svg:x="3.12pt" svg:y="259.03pt">
            <draw:object draw:notify-on-update-of-ranges="'list-set-results'.A1:'list-set-results'.A1 'list-set-results'.A2:'list-set-results'.A20 'list-set-results'.B1:'list-set-results'.B1 'list-set-results'.B2:'list-set-results'.B20 'list-set-results'.A1:'list-set-results'.A1 'list-set-results'.A2:'list-set-results'.A20 'list-set-results'.C1:'list-set-results'.C1 'list-set-results'.C2:'list-set-results'.C20 'list-set-results'.A1:'list-set-results'.A1 'list-set-results'.A2:'list-set-results'.A20 'list-set-results'.D1:'list-set-results'.D1 'list-set-results'.D2:'list-set-results'.D20 'list-set-results'.A1:'list-set-results'.A1 'list-set-results'.A2:'list-set-results'.A20 'list-set-results'.E1:'list-set-results'.E1 'list-set-results'.E2:'list-set-results'.E20 'list-set-results'.A1:'list-set-results'.A1 'list-set-results'.A2:'list-set-results'.A20 'list-set-results'.F1:'list-set-results'.F1 'list-set-results'.F2:'list-set-results'.F20 'list-set-results'.A1:'list-set-results'.A1 'list-set-results'.A2:'list-set-results'.A20 'list-set-results'.G1:'list-set-results'.G1 'list-set-results'.G2:'list-set-results'.G20 'list-set-results'.A1:'list-set-results'.A1 'list-set-results'.A2:'list-set-results'.A20 'list-set-results'.H1:'list-set-results'.H1 'list-set-results'.H2:'list-set-results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coarse-lock list"</text:p>
          </table:table-cell>
          <table:table-cell office:value-type="string" calcext:value-type="string">
            <text:p>coarse-lock list with spin-lock"</text:p>
          </table:table-cell>
          <table:table-cell office:value-type="string" calcext:value-type="string">
            <text:p>lock-free list"</text:p>
          </table:table-cell>
          <table:table-cell office:value-type="string" calcext:value-type="string">
            <text:p>lock-free list with pool"</text:p>
          </table:table-cell>
          <table:table-cell office:value-type="string" calcext:value-type="string">
            <text:p>cds::container::michaellist"</text:p>
          </table:table-cell>
          <table:table-cell office:value-type="string" calcext:value-type="string">
            <text:p>optimistic-lock lazy delete"</text:p>
          </table:table-cell>
          <table:table-cell office:value-type="string" calcext:value-type="string">
            <text:p>optimistic-lock lazy delete with spin-lock lis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8390" calcext:value-type="float">
            <text:p>4768390</text:p>
          </table:table-cell>
          <table:table-cell office:value-type="float" office:value="3408690" calcext:value-type="float">
            <text:p>3408690</text:p>
          </table:table-cell>
          <table:table-cell office:value-type="float" office:value="779957" calcext:value-type="float">
            <text:p>779957</text:p>
          </table:table-cell>
          <table:table-cell office:value-type="float" office:value="3828900" calcext:value-type="float">
            <text:p>3828900</text:p>
          </table:table-cell>
          <table:table-cell office:value-type="float" office:value="2079220" calcext:value-type="float">
            <text:p>2079220</text:p>
          </table:table-cell>
          <table:table-cell office:value-type="float" office:value="868244" calcext:value-type="float">
            <text:p>868244</text:p>
          </table:table-cell>
          <table:table-cell office:value-type="float" office:value="936037" calcext:value-type="float">
            <text:p>936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7642" calcext:value-type="float">
            <text:p>677642</text:p>
          </table:table-cell>
          <table:table-cell office:value-type="float" office:value="1544870" calcext:value-type="float">
            <text:p>1544870</text:p>
          </table:table-cell>
          <table:table-cell office:value-type="float" office:value="1189650" calcext:value-type="float">
            <text:p>1189650</text:p>
          </table:table-cell>
          <table:table-cell office:value-type="float" office:value="1367690" calcext:value-type="float">
            <text:p>1367690</text:p>
          </table:table-cell>
          <table:table-cell office:value-type="float" office:value="1444260" calcext:value-type="float">
            <text:p>1444260</text:p>
          </table:table-cell>
          <table:table-cell office:value-type="float" office:value="1042320" calcext:value-type="float">
            <text:p>1042320</text:p>
          </table:table-cell>
          <table:table-cell office:value-type="float" office:value="875871" calcext:value-type="float">
            <text:p>875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646" calcext:value-type="float">
            <text:p>450646</text:p>
          </table:table-cell>
          <table:table-cell office:value-type="float" office:value="876450" calcext:value-type="float">
            <text:p>876450</text:p>
          </table:table-cell>
          <table:table-cell office:value-type="float" office:value="1346540" calcext:value-type="float">
            <text:p>1346540</text:p>
          </table:table-cell>
          <table:table-cell office:value-type="float" office:value="1471800" calcext:value-type="float">
            <text:p>1471800</text:p>
          </table:table-cell>
          <table:table-cell office:value-type="float" office:value="1442160" calcext:value-type="float">
            <text:p>1442160</text:p>
          </table:table-cell>
          <table:table-cell office:value-type="float" office:value="1154680" calcext:value-type="float">
            <text:p>1154680</text:p>
          </table:table-cell>
          <table:table-cell office:value-type="float" office:value="912840" calcext:value-type="float">
            <text:p>9128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002" calcext:value-type="float">
            <text:p>318002</text:p>
          </table:table-cell>
          <table:table-cell office:value-type="float" office:value="670219" calcext:value-type="float">
            <text:p>670219</text:p>
          </table:table-cell>
          <table:table-cell office:value-type="float" office:value="1243250" calcext:value-type="float">
            <text:p>1243250</text:p>
          </table:table-cell>
          <table:table-cell office:value-type="float" office:value="1432310" calcext:value-type="float">
            <text:p>1432310</text:p>
          </table:table-cell>
          <table:table-cell office:value-type="float" office:value="1379680" calcext:value-type="float">
            <text:p>1379680</text:p>
          </table:table-cell>
          <table:table-cell office:value-type="float" office:value="1209750" calcext:value-type="float">
            <text:p>1209750</text:p>
          </table:table-cell>
          <table:table-cell office:value-type="float" office:value="948553" calcext:value-type="float">
            <text:p>948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2839" calcext:value-type="float">
            <text:p>232839</text:p>
          </table:table-cell>
          <table:table-cell office:value-type="float" office:value="337982" calcext:value-type="float">
            <text:p>337982</text:p>
          </table:table-cell>
          <table:table-cell office:value-type="float" office:value="1245210" calcext:value-type="float">
            <text:p>1245210</text:p>
          </table:table-cell>
          <table:table-cell office:value-type="float" office:value="1229720" calcext:value-type="float">
            <text:p>1229720</text:p>
          </table:table-cell>
          <table:table-cell office:value-type="float" office:value="1297430" calcext:value-type="float">
            <text:p>1297430</text:p>
          </table:table-cell>
          <table:table-cell office:value-type="float" office:value="985390" calcext:value-type="float">
            <text:p>985390</text:p>
          </table:table-cell>
          <table:table-cell office:value-type="float" office:value="795720" calcext:value-type="float">
            <text:p>7957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8221" calcext:value-type="float">
            <text:p>178221</text:p>
          </table:table-cell>
          <table:table-cell office:value-type="float" office:value="280734" calcext:value-type="float">
            <text:p>280734</text:p>
          </table:table-cell>
          <table:table-cell office:value-type="float" office:value="996028" calcext:value-type="float">
            <text:p>996028</text:p>
          </table:table-cell>
          <table:table-cell office:value-type="float" office:value="1028910" calcext:value-type="float">
            <text:p>1028910</text:p>
          </table:table-cell>
          <table:table-cell office:value-type="float" office:value="974924" calcext:value-type="float">
            <text:p>974924</text:p>
          </table:table-cell>
          <table:table-cell office:value-type="float" office:value="770498" calcext:value-type="float">
            <text:p>770498</text:p>
          </table:table-cell>
          <table:table-cell office:value-type="float" office:value="595262" calcext:value-type="float">
            <text:p>5952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400" calcext:value-type="float">
            <text:p>150400</text:p>
          </table:table-cell>
          <table:table-cell office:value-type="float" office:value="191725" calcext:value-type="float">
            <text:p>191725</text:p>
          </table:table-cell>
          <table:table-cell office:value-type="float" office:value="774558" calcext:value-type="float">
            <text:p>774558</text:p>
          </table:table-cell>
          <table:table-cell office:value-type="float" office:value="795643" calcext:value-type="float">
            <text:p>795643</text:p>
          </table:table-cell>
          <table:table-cell office:value-type="float" office:value="743568" calcext:value-type="float">
            <text:p>743568</text:p>
          </table:table-cell>
          <table:table-cell office:value-type="float" office:value="484998" calcext:value-type="float">
            <text:p>484998</text:p>
          </table:table-cell>
          <table:table-cell office:value-type="float" office:value="484291" calcext:value-type="float">
            <text:p>4842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8444" calcext:value-type="float">
            <text:p>118444</text:p>
          </table:table-cell>
          <table:table-cell office:value-type="float" office:value="144552" calcext:value-type="float">
            <text:p>144552</text:p>
          </table:table-cell>
          <table:table-cell office:value-type="float" office:value="633244" calcext:value-type="float">
            <text:p>633244</text:p>
          </table:table-cell>
          <table:table-cell office:value-type="float" office:value="543405" calcext:value-type="float">
            <text:p>543405</text:p>
          </table:table-cell>
          <table:table-cell office:value-type="float" office:value="607156" calcext:value-type="float">
            <text:p>607156</text:p>
          </table:table-cell>
          <table:table-cell office:value-type="float" office:value="441234" calcext:value-type="float">
            <text:p>441234</text:p>
          </table:table-cell>
          <table:table-cell office:value-type="float" office:value="439278" calcext:value-type="float">
            <text:p>4392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8284.5" calcext:value-type="float">
            <text:p>98284.5</text:p>
          </table:table-cell>
          <table:table-cell office:value-type="float" office:value="112896" calcext:value-type="float">
            <text:p>112896</text:p>
          </table:table-cell>
          <table:table-cell office:value-type="float" office:value="552057" calcext:value-type="float">
            <text:p>552057</text:p>
          </table:table-cell>
          <table:table-cell office:value-type="float" office:value="441716" calcext:value-type="float">
            <text:p>441716</text:p>
          </table:table-cell>
          <table:table-cell office:value-type="float" office:value="553478" calcext:value-type="float">
            <text:p>553478</text:p>
          </table:table-cell>
          <table:table-cell office:value-type="float" office:value="355272" calcext:value-type="float">
            <text:p>355272</text:p>
          </table:table-cell>
          <table:table-cell office:value-type="float" office:value="333997" calcext:value-type="float">
            <text:p>3339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9996.5" calcext:value-type="float">
            <text:p>89996.5</text:p>
          </table:table-cell>
          <table:table-cell office:value-type="float" office:value="98869" calcext:value-type="float">
            <text:p>98869</text:p>
          </table:table-cell>
          <table:table-cell office:value-type="float" office:value="450198" calcext:value-type="float">
            <text:p>450198</text:p>
          </table:table-cell>
          <table:table-cell office:value-type="float" office:value="405569" calcext:value-type="float">
            <text:p>405569</text:p>
          </table:table-cell>
          <table:table-cell office:value-type="float" office:value="490830" calcext:value-type="float">
            <text:p>490830</text:p>
          </table:table-cell>
          <table:table-cell office:value-type="float" office:value="295888" calcext:value-type="float">
            <text:p>295888</text:p>
          </table:table-cell>
          <table:table-cell office:value-type="float" office:value="300020" calcext:value-type="float">
            <text:p>3000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384" calcext:value-type="float">
            <text:p>85384</text:p>
          </table:table-cell>
          <table:table-cell office:value-type="float" office:value="99373.2" calcext:value-type="float">
            <text:p>99373.2</text:p>
          </table:table-cell>
          <table:table-cell office:value-type="float" office:value="404660" calcext:value-type="float">
            <text:p>404660</text:p>
          </table:table-cell>
          <table:table-cell office:value-type="float" office:value="408416" calcext:value-type="float">
            <text:p>408416</text:p>
          </table:table-cell>
          <table:table-cell office:value-type="float" office:value="438704" calcext:value-type="float">
            <text:p>438704</text:p>
          </table:table-cell>
          <table:table-cell office:value-type="float" office:value="279696" calcext:value-type="float">
            <text:p>279696</text:p>
          </table:table-cell>
          <table:table-cell office:value-type="float" office:value="268276" calcext:value-type="float">
            <text:p>2682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139" calcext:value-type="float">
            <text:p>96139</text:p>
          </table:table-cell>
          <table:table-cell office:value-type="float" office:value="321486" calcext:value-type="float">
            <text:p>321486</text:p>
          </table:table-cell>
          <table:table-cell office:value-type="float" office:value="715582" calcext:value-type="float">
            <text:p>715582</text:p>
          </table:table-cell>
          <table:table-cell office:value-type="float" office:value="1183280" calcext:value-type="float">
            <text:p>1183280</text:p>
          </table:table-cell>
          <table:table-cell office:value-type="float" office:value="816087" calcext:value-type="float">
            <text:p>816087</text:p>
          </table:table-cell>
          <table:table-cell office:value-type="float" office:value="547637" calcext:value-type="float">
            <text:p>547637</text:p>
          </table:table-cell>
          <table:table-cell office:value-type="float" office:value="581257" calcext:value-type="float">
            <text:p>58125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3246" calcext:value-type="float">
            <text:p>223246</text:p>
          </table:table-cell>
          <table:table-cell office:value-type="float" office:value="269547" calcext:value-type="float">
            <text:p>269547</text:p>
          </table:table-cell>
          <table:table-cell office:value-type="float" office:value="705944" calcext:value-type="float">
            <text:p>705944</text:p>
          </table:table-cell>
          <table:table-cell office:value-type="float" office:value="1191640" calcext:value-type="float">
            <text:p>1191640</text:p>
          </table:table-cell>
          <table:table-cell office:value-type="float" office:value="781676" calcext:value-type="float">
            <text:p>781676</text:p>
          </table:table-cell>
          <table:table-cell office:value-type="float" office:value="512097" calcext:value-type="float">
            <text:p>512097</text:p>
          </table:table-cell>
          <table:table-cell office:value-type="float" office:value="525330" calcext:value-type="float">
            <text:p>5253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6090" calcext:value-type="float">
            <text:p>206090</text:p>
          </table:table-cell>
          <table:table-cell office:value-type="float" office:value="222278" calcext:value-type="float">
            <text:p>222278</text:p>
          </table:table-cell>
          <table:table-cell office:value-type="float" office:value="673170" calcext:value-type="float">
            <text:p>673170</text:p>
          </table:table-cell>
          <table:table-cell office:value-type="float" office:value="1041830" calcext:value-type="float">
            <text:p>1041830</text:p>
          </table:table-cell>
          <table:table-cell office:value-type="float" office:value="775044" calcext:value-type="float">
            <text:p>775044</text:p>
          </table:table-cell>
          <table:table-cell office:value-type="float" office:value="491606" calcext:value-type="float">
            <text:p>491606</text:p>
          </table:table-cell>
          <table:table-cell office:value-type="float" office:value="550090" calcext:value-type="float">
            <text:p>55009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3084" calcext:value-type="float">
            <text:p>203084</text:p>
          </table:table-cell>
          <table:table-cell office:value-type="float" office:value="237420" calcext:value-type="float">
            <text:p>237420</text:p>
          </table:table-cell>
          <table:table-cell office:value-type="float" office:value="657262" calcext:value-type="float">
            <text:p>657262</text:p>
          </table:table-cell>
          <table:table-cell office:value-type="float" office:value="1103200" calcext:value-type="float">
            <text:p>1103200</text:p>
          </table:table-cell>
          <table:table-cell office:value-type="float" office:value="734811" calcext:value-type="float">
            <text:p>734811</text:p>
          </table:table-cell>
          <table:table-cell office:value-type="float" office:value="486184" calcext:value-type="float">
            <text:p>486184</text:p>
          </table:table-cell>
          <table:table-cell office:value-type="float" office:value="481296" calcext:value-type="float">
            <text:p>4812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1214" calcext:value-type="float">
            <text:p>181214</text:p>
          </table:table-cell>
          <table:table-cell office:value-type="float" office:value="188660" calcext:value-type="float">
            <text:p>188660</text:p>
          </table:table-cell>
          <table:table-cell office:value-type="float" office:value="614716" calcext:value-type="float">
            <text:p>614716</text:p>
          </table:table-cell>
          <table:table-cell office:value-type="float" office:value="915490" calcext:value-type="float">
            <text:p>915490</text:p>
          </table:table-cell>
          <table:table-cell office:value-type="float" office:value="719824" calcext:value-type="float">
            <text:p>719824</text:p>
          </table:table-cell>
          <table:table-cell office:value-type="float" office:value="461576" calcext:value-type="float">
            <text:p>461576</text:p>
          </table:table-cell>
          <table:table-cell office:value-type="float" office:value="482188" calcext:value-type="float">
            <text:p>48218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8934" calcext:value-type="float">
            <text:p>178934</text:p>
          </table:table-cell>
          <table:table-cell office:value-type="float" office:value="191544" calcext:value-type="float">
            <text:p>191544</text:p>
          </table:table-cell>
          <table:table-cell office:value-type="float" office:value="618074" calcext:value-type="float">
            <text:p>618074</text:p>
          </table:table-cell>
          <table:table-cell office:value-type="float" office:value="938979" calcext:value-type="float">
            <text:p>938979</text:p>
          </table:table-cell>
          <table:table-cell office:value-type="float" office:value="675926" calcext:value-type="float">
            <text:p>675926</text:p>
          </table:table-cell>
          <table:table-cell office:value-type="float" office:value="444052" calcext:value-type="float">
            <text:p>444052</text:p>
          </table:table-cell>
          <table:table-cell office:value-type="float" office:value="468304" calcext:value-type="float">
            <text:p>4683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8598" calcext:value-type="float">
            <text:p>188598</text:p>
          </table:table-cell>
          <table:table-cell office:value-type="float" office:value="196170" calcext:value-type="float">
            <text:p>196170</text:p>
          </table:table-cell>
          <table:table-cell office:value-type="float" office:value="607824" calcext:value-type="float">
            <text:p>607824</text:p>
          </table:table-cell>
          <table:table-cell office:value-type="float" office:value="1080730" calcext:value-type="float">
            <text:p>1080730</text:p>
          </table:table-cell>
          <table:table-cell office:value-type="float" office:value="683544" calcext:value-type="float">
            <text:p>683544</text:p>
          </table:table-cell>
          <table:table-cell office:value-type="float" office:value="444592" calcext:value-type="float">
            <text:p>444592</text:p>
          </table:table-cell>
          <table:table-cell office:value-type="float" office:value="462791" calcext:value-type="float">
            <text:p>46279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2640" calcext:value-type="float">
            <text:p>172640</text:p>
          </table:table-cell>
          <table:table-cell office:value-type="float" office:value="171769" calcext:value-type="float">
            <text:p>171769</text:p>
          </table:table-cell>
          <table:table-cell office:value-type="float" office:value="589498" calcext:value-type="float">
            <text:p>589498</text:p>
          </table:table-cell>
          <table:table-cell office:value-type="float" office:value="943577" calcext:value-type="float">
            <text:p>943577</text:p>
          </table:table-cell>
          <table:table-cell office:value-type="float" office:value="663523" calcext:value-type="float">
            <text:p>663523</text:p>
          </table:table-cell>
          <table:table-cell office:value-type="float" office:value="432382" calcext:value-type="float">
            <text:p>432382</text:p>
          </table:table-cell>
          <table:table-cell office:value-type="float" office:value="463842" calcext:value-type="float">
            <text:p>463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0:47:59.280463845</dc:date>
    <dc:creator>andrew </dc:creator>
    <meta:editing-duration>PT1M6S</meta:editing-duration>
    <meta:editing-cycles>1</meta:editing-cycles>
    <meta:document-statistic meta:table-count="1" meta:cell-count="16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865cm" svg:height="10.705cm" xlink:href=".." xlink:type="simple" chart:class="chart:scatter" chart:style-name="ch1">
        <chart:legend chart:legend-position="end" svg:x="23.642cm" svg:y="3.559cm" style:legend-expansion="high" chart:style-name="ch2"/>
        <chart:plot-area chart:style-name="ch3" table:cell-range-address="'list-set-results'.A1:'list-set-results'.H20" chart:data-source-has-labels="row" svg:x="0.637cm" svg:y="0.214cm" svg:width="22.368cm" svg:height="10.277cm">
          <chartooo:coordinate-region svg:x="2.184cm" svg:y="0.413cm" svg:width="20.541cm" svg:height="9.4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st-set-results'.B2:'list-set-results'.B20" chart:label-cell-address="'list-set-results'.B1:'list-set-results'.B1" chart:class="chart:scatter">
            <chart:domain table:cell-range-address="'list-set-results'.A2:'list-set-results'.A20"/>
            <chart:data-point chart:repeated="19"/>
          </chart:series>
          <chart:series chart:style-name="ch7" chart:values-cell-range-address="'list-set-results'.C2:'list-set-results'.C20" chart:label-cell-address="'list-set-results'.C1:'list-set-results'.C1" chart:class="chart:scatter">
            <chart:data-point chart:repeated="19"/>
          </chart:series>
          <chart:series chart:style-name="ch8" chart:values-cell-range-address="'list-set-results'.D2:'list-set-results'.D20" chart:label-cell-address="'list-set-results'.D1:'list-set-results'.D1" chart:class="chart:scatter">
            <chart:data-point chart:repeated="19"/>
          </chart:series>
          <chart:series chart:style-name="ch9" chart:values-cell-range-address="'list-set-results'.E2:'list-set-results'.E20" chart:label-cell-address="'list-set-results'.E1:'list-set-results'.E1" chart:class="chart:scatter">
            <chart:data-point chart:repeated="19"/>
          </chart:series>
          <chart:series chart:style-name="ch10" chart:values-cell-range-address="'list-set-results'.F2:'list-set-results'.F20" chart:label-cell-address="'list-set-results'.F1:'list-set-results'.F1" chart:class="chart:scatter">
            <chart:data-point chart:repeated="19"/>
          </chart:series>
          <chart:series chart:style-name="ch11" chart:values-cell-range-address="'list-set-results'.G2:'list-set-results'.G20" chart:label-cell-address="'list-set-results'.G1:'list-set-results'.G1" chart:class="chart:scatter">
            <chart:data-point chart:repeated="19"/>
          </chart:series>
          <chart:series chart:style-name="ch12" chart:values-cell-range-address="'list-set-results'.H2:'list-set-results'.H20" chart:label-cell-address="'list-set-results'.H1:'list-set-results'.H1" chart:class="chart:scatte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arse-lock list"</text:p>
                <draw:g>
                  <svg:desc>'list-set-results'.B1:'list-set-results'.B1</svg:desc>
                </draw:g>
              </table:table-cell>
              <table:table-cell office:value-type="string">
                <text:p>coarse-lock list with spin-lock"</text:p>
                <draw:g>
                  <svg:desc>'list-set-results'.C1:'list-set-results'.C1</svg:desc>
                </draw:g>
              </table:table-cell>
              <table:table-cell office:value-type="string">
                <text:p>lock-free list"</text:p>
                <draw:g>
                  <svg:desc>'list-set-results'.D1:'list-set-results'.D1</svg:desc>
                </draw:g>
              </table:table-cell>
              <table:table-cell office:value-type="string">
                <text:p>lock-free list with pool"</text:p>
                <draw:g>
                  <svg:desc>'list-set-results'.E1:'list-set-results'.E1</svg:desc>
                </draw:g>
              </table:table-cell>
              <table:table-cell office:value-type="string">
                <text:p>cds::container::michaellist"</text:p>
                <draw:g>
                  <svg:desc>'list-set-results'.F1:'list-set-results'.F1</svg:desc>
                </draw:g>
              </table:table-cell>
              <table:table-cell office:value-type="string">
                <text:p>optimistic-lock lazy delete"</text:p>
                <draw:g>
                  <svg:desc>'list-set-results'.G1:'list-set-results'.G1</svg:desc>
                </draw:g>
              </table:table-cell>
              <table:table-cell office:value-type="string">
                <text:p>optimistic-lock lazy delete with spin-lock list"</text:p>
                <draw:g>
                  <svg:desc>'list-set-results'.H1:'list-set-result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ist-set-results'.A2:'list-set-results'.A20</svg:desc>
                </draw:g>
              </table:table-cell>
              <table:table-cell office:value-type="float" office:value="4768390">
                <text:p>4768390</text:p>
                <draw:g>
                  <svg:desc>'list-set-results'.B2:'list-set-results'.B20</svg:desc>
                </draw:g>
              </table:table-cell>
              <table:table-cell office:value-type="float" office:value="3408690">
                <text:p>3408690</text:p>
                <draw:g>
                  <svg:desc>'list-set-results'.C2:'list-set-results'.C20</svg:desc>
                </draw:g>
              </table:table-cell>
              <table:table-cell office:value-type="float" office:value="779957">
                <text:p>779957</text:p>
                <draw:g>
                  <svg:desc>'list-set-results'.D2:'list-set-results'.D20</svg:desc>
                </draw:g>
              </table:table-cell>
              <table:table-cell office:value-type="float" office:value="3828900">
                <text:p>3828900</text:p>
                <draw:g>
                  <svg:desc>'list-set-results'.E2:'list-set-results'.E20</svg:desc>
                </draw:g>
              </table:table-cell>
              <table:table-cell office:value-type="float" office:value="2079220">
                <text:p>2079220</text:p>
                <draw:g>
                  <svg:desc>'list-set-results'.F2:'list-set-results'.F20</svg:desc>
                </draw:g>
              </table:table-cell>
              <table:table-cell office:value-type="float" office:value="868244">
                <text:p>868244</text:p>
                <draw:g>
                  <svg:desc>'list-set-results'.G2:'list-set-results'.G20</svg:desc>
                </draw:g>
              </table:table-cell>
              <table:table-cell office:value-type="float" office:value="936037">
                <text:p>936037</text:p>
                <draw:g>
                  <svg:desc>'list-set-results'.H2:'list-set-results'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77642">
                <text:p>677642</text:p>
              </table:table-cell>
              <table:table-cell office:value-type="float" office:value="1544870">
                <text:p>1544870</text:p>
              </table:table-cell>
              <table:table-cell office:value-type="float" office:value="1189650">
                <text:p>1189650</text:p>
              </table:table-cell>
              <table:table-cell office:value-type="float" office:value="1367690">
                <text:p>1367690</text:p>
              </table:table-cell>
              <table:table-cell office:value-type="float" office:value="1444260">
                <text:p>1444260</text:p>
              </table:table-cell>
              <table:table-cell office:value-type="float" office:value="1042320">
                <text:p>1042320</text:p>
              </table:table-cell>
              <table:table-cell office:value-type="float" office:value="875871">
                <text:p>875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50646">
                <text:p>450646</text:p>
              </table:table-cell>
              <table:table-cell office:value-type="float" office:value="876450">
                <text:p>876450</text:p>
              </table:table-cell>
              <table:table-cell office:value-type="float" office:value="1346540">
                <text:p>1346540</text:p>
              </table:table-cell>
              <table:table-cell office:value-type="float" office:value="1471800">
                <text:p>1471800</text:p>
              </table:table-cell>
              <table:table-cell office:value-type="float" office:value="1442160">
                <text:p>1442160</text:p>
              </table:table-cell>
              <table:table-cell office:value-type="float" office:value="1154680">
                <text:p>1154680</text:p>
              </table:table-cell>
              <table:table-cell office:value-type="float" office:value="912840">
                <text:p>91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18002">
                <text:p>318002</text:p>
              </table:table-cell>
              <table:table-cell office:value-type="float" office:value="670219">
                <text:p>670219</text:p>
              </table:table-cell>
              <table:table-cell office:value-type="float" office:value="1243250">
                <text:p>1243250</text:p>
              </table:table-cell>
              <table:table-cell office:value-type="float" office:value="1432310">
                <text:p>1432310</text:p>
              </table:table-cell>
              <table:table-cell office:value-type="float" office:value="1379680">
                <text:p>1379680</text:p>
              </table:table-cell>
              <table:table-cell office:value-type="float" office:value="1209750">
                <text:p>1209750</text:p>
              </table:table-cell>
              <table:table-cell office:value-type="float" office:value="948553">
                <text:p>948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32839">
                <text:p>232839</text:p>
              </table:table-cell>
              <table:table-cell office:value-type="float" office:value="337982">
                <text:p>337982</text:p>
              </table:table-cell>
              <table:table-cell office:value-type="float" office:value="1245210">
                <text:p>1245210</text:p>
              </table:table-cell>
              <table:table-cell office:value-type="float" office:value="1229720">
                <text:p>1229720</text:p>
              </table:table-cell>
              <table:table-cell office:value-type="float" office:value="1297430">
                <text:p>1297430</text:p>
              </table:table-cell>
              <table:table-cell office:value-type="float" office:value="985390">
                <text:p>985390</text:p>
              </table:table-cell>
              <table:table-cell office:value-type="float" office:value="795720">
                <text:p>795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78221">
                <text:p>178221</text:p>
              </table:table-cell>
              <table:table-cell office:value-type="float" office:value="280734">
                <text:p>280734</text:p>
              </table:table-cell>
              <table:table-cell office:value-type="float" office:value="996028">
                <text:p>996028</text:p>
              </table:table-cell>
              <table:table-cell office:value-type="float" office:value="1028910">
                <text:p>1028910</text:p>
              </table:table-cell>
              <table:table-cell office:value-type="float" office:value="974924">
                <text:p>974924</text:p>
              </table:table-cell>
              <table:table-cell office:value-type="float" office:value="770498">
                <text:p>770498</text:p>
              </table:table-cell>
              <table:table-cell office:value-type="float" office:value="595262">
                <text:p>595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50400">
                <text:p>150400</text:p>
              </table:table-cell>
              <table:table-cell office:value-type="float" office:value="191725">
                <text:p>191725</text:p>
              </table:table-cell>
              <table:table-cell office:value-type="float" office:value="774558">
                <text:p>774558</text:p>
              </table:table-cell>
              <table:table-cell office:value-type="float" office:value="795643">
                <text:p>795643</text:p>
              </table:table-cell>
              <table:table-cell office:value-type="float" office:value="743568">
                <text:p>743568</text:p>
              </table:table-cell>
              <table:table-cell office:value-type="float" office:value="484998">
                <text:p>484998</text:p>
              </table:table-cell>
              <table:table-cell office:value-type="float" office:value="484291">
                <text:p>484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18444">
                <text:p>118444</text:p>
              </table:table-cell>
              <table:table-cell office:value-type="float" office:value="144552">
                <text:p>144552</text:p>
              </table:table-cell>
              <table:table-cell office:value-type="float" office:value="633244">
                <text:p>633244</text:p>
              </table:table-cell>
              <table:table-cell office:value-type="float" office:value="543405">
                <text:p>543405</text:p>
              </table:table-cell>
              <table:table-cell office:value-type="float" office:value="607156">
                <text:p>607156</text:p>
              </table:table-cell>
              <table:table-cell office:value-type="float" office:value="441234">
                <text:p>441234</text:p>
              </table:table-cell>
              <table:table-cell office:value-type="float" office:value="439278">
                <text:p>439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98284.5">
                <text:p>98284.5</text:p>
              </table:table-cell>
              <table:table-cell office:value-type="float" office:value="112896">
                <text:p>112896</text:p>
              </table:table-cell>
              <table:table-cell office:value-type="float" office:value="552057">
                <text:p>552057</text:p>
              </table:table-cell>
              <table:table-cell office:value-type="float" office:value="441716">
                <text:p>441716</text:p>
              </table:table-cell>
              <table:table-cell office:value-type="float" office:value="553478">
                <text:p>553478</text:p>
              </table:table-cell>
              <table:table-cell office:value-type="float" office:value="355272">
                <text:p>355272</text:p>
              </table:table-cell>
              <table:table-cell office:value-type="float" office:value="333997">
                <text:p>333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89996.5">
                <text:p>89996.5</text:p>
              </table:table-cell>
              <table:table-cell office:value-type="float" office:value="98869">
                <text:p>98869</text:p>
              </table:table-cell>
              <table:table-cell office:value-type="float" office:value="450198">
                <text:p>450198</text:p>
              </table:table-cell>
              <table:table-cell office:value-type="float" office:value="405569">
                <text:p>405569</text:p>
              </table:table-cell>
              <table:table-cell office:value-type="float" office:value="490830">
                <text:p>490830</text:p>
              </table:table-cell>
              <table:table-cell office:value-type="float" office:value="295888">
                <text:p>295888</text:p>
              </table:table-cell>
              <table:table-cell office:value-type="float" office:value="300020">
                <text:p>3000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85384">
                <text:p>85384</text:p>
              </table:table-cell>
              <table:table-cell office:value-type="float" office:value="99373.2">
                <text:p>99373.2</text:p>
              </table:table-cell>
              <table:table-cell office:value-type="float" office:value="404660">
                <text:p>404660</text:p>
              </table:table-cell>
              <table:table-cell office:value-type="float" office:value="408416">
                <text:p>408416</text:p>
              </table:table-cell>
              <table:table-cell office:value-type="float" office:value="438704">
                <text:p>438704</text:p>
              </table:table-cell>
              <table:table-cell office:value-type="float" office:value="279696">
                <text:p>279696</text:p>
              </table:table-cell>
              <table:table-cell office:value-type="float" office:value="268276">
                <text:p>268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96139">
                <text:p>96139</text:p>
              </table:table-cell>
              <table:table-cell office:value-type="float" office:value="321486">
                <text:p>321486</text:p>
              </table:table-cell>
              <table:table-cell office:value-type="float" office:value="715582">
                <text:p>715582</text:p>
              </table:table-cell>
              <table:table-cell office:value-type="float" office:value="1183280">
                <text:p>1183280</text:p>
              </table:table-cell>
              <table:table-cell office:value-type="float" office:value="816087">
                <text:p>816087</text:p>
              </table:table-cell>
              <table:table-cell office:value-type="float" office:value="547637">
                <text:p>547637</text:p>
              </table:table-cell>
              <table:table-cell office:value-type="float" office:value="581257">
                <text:p>581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223246">
                <text:p>223246</text:p>
              </table:table-cell>
              <table:table-cell office:value-type="float" office:value="269547">
                <text:p>269547</text:p>
              </table:table-cell>
              <table:table-cell office:value-type="float" office:value="705944">
                <text:p>705944</text:p>
              </table:table-cell>
              <table:table-cell office:value-type="float" office:value="1191640">
                <text:p>1191640</text:p>
              </table:table-cell>
              <table:table-cell office:value-type="float" office:value="781676">
                <text:p>781676</text:p>
              </table:table-cell>
              <table:table-cell office:value-type="float" office:value="512097">
                <text:p>512097</text:p>
              </table:table-cell>
              <table:table-cell office:value-type="float" office:value="525330">
                <text:p>5253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">
                <text:p>161</text:p>
              </table:table-cell>
              <table:table-cell office:value-type="float" office:value="206090">
                <text:p>206090</text:p>
              </table:table-cell>
              <table:table-cell office:value-type="float" office:value="222278">
                <text:p>222278</text:p>
              </table:table-cell>
              <table:table-cell office:value-type="float" office:value="673170">
                <text:p>673170</text:p>
              </table:table-cell>
              <table:table-cell office:value-type="float" office:value="1041830">
                <text:p>1041830</text:p>
              </table:table-cell>
              <table:table-cell office:value-type="float" office:value="775044">
                <text:p>775044</text:p>
              </table:table-cell>
              <table:table-cell office:value-type="float" office:value="491606">
                <text:p>491606</text:p>
              </table:table-cell>
              <table:table-cell office:value-type="float" office:value="550090">
                <text:p>5500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">
                <text:p>177</text:p>
              </table:table-cell>
              <table:table-cell office:value-type="float" office:value="203084">
                <text:p>203084</text:p>
              </table:table-cell>
              <table:table-cell office:value-type="float" office:value="237420">
                <text:p>237420</text:p>
              </table:table-cell>
              <table:table-cell office:value-type="float" office:value="657262">
                <text:p>657262</text:p>
              </table:table-cell>
              <table:table-cell office:value-type="float" office:value="1103200">
                <text:p>1103200</text:p>
              </table:table-cell>
              <table:table-cell office:value-type="float" office:value="734811">
                <text:p>734811</text:p>
              </table:table-cell>
              <table:table-cell office:value-type="float" office:value="486184">
                <text:p>486184</text:p>
              </table:table-cell>
              <table:table-cell office:value-type="float" office:value="481296">
                <text:p>481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">
                <text:p>193</text:p>
              </table:table-cell>
              <table:table-cell office:value-type="float" office:value="181214">
                <text:p>181214</text:p>
              </table:table-cell>
              <table:table-cell office:value-type="float" office:value="188660">
                <text:p>188660</text:p>
              </table:table-cell>
              <table:table-cell office:value-type="float" office:value="614716">
                <text:p>614716</text:p>
              </table:table-cell>
              <table:table-cell office:value-type="float" office:value="915490">
                <text:p>915490</text:p>
              </table:table-cell>
              <table:table-cell office:value-type="float" office:value="719824">
                <text:p>719824</text:p>
              </table:table-cell>
              <table:table-cell office:value-type="float" office:value="461576">
                <text:p>461576</text:p>
              </table:table-cell>
              <table:table-cell office:value-type="float" office:value="482188">
                <text:p>482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">
                <text:p>209</text:p>
              </table:table-cell>
              <table:table-cell office:value-type="float" office:value="178934">
                <text:p>178934</text:p>
              </table:table-cell>
              <table:table-cell office:value-type="float" office:value="191544">
                <text:p>191544</text:p>
              </table:table-cell>
              <table:table-cell office:value-type="float" office:value="618074">
                <text:p>618074</text:p>
              </table:table-cell>
              <table:table-cell office:value-type="float" office:value="938979">
                <text:p>938979</text:p>
              </table:table-cell>
              <table:table-cell office:value-type="float" office:value="675926">
                <text:p>675926</text:p>
              </table:table-cell>
              <table:table-cell office:value-type="float" office:value="444052">
                <text:p>444052</text:p>
              </table:table-cell>
              <table:table-cell office:value-type="float" office:value="468304">
                <text:p>468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">
                <text:p>225</text:p>
              </table:table-cell>
              <table:table-cell office:value-type="float" office:value="188598">
                <text:p>188598</text:p>
              </table:table-cell>
              <table:table-cell office:value-type="float" office:value="196170">
                <text:p>196170</text:p>
              </table:table-cell>
              <table:table-cell office:value-type="float" office:value="607824">
                <text:p>607824</text:p>
              </table:table-cell>
              <table:table-cell office:value-type="float" office:value="1080730">
                <text:p>1080730</text:p>
              </table:table-cell>
              <table:table-cell office:value-type="float" office:value="683544">
                <text:p>683544</text:p>
              </table:table-cell>
              <table:table-cell office:value-type="float" office:value="444592">
                <text:p>444592</text:p>
              </table:table-cell>
              <table:table-cell office:value-type="float" office:value="462791">
                <text:p>462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">
                <text:p>241</text:p>
              </table:table-cell>
              <table:table-cell office:value-type="float" office:value="172640">
                <text:p>172640</text:p>
              </table:table-cell>
              <table:table-cell office:value-type="float" office:value="171769">
                <text:p>171769</text:p>
              </table:table-cell>
              <table:table-cell office:value-type="float" office:value="589498">
                <text:p>589498</text:p>
              </table:table-cell>
              <table:table-cell office:value-type="float" office:value="943577">
                <text:p>943577</text:p>
              </table:table-cell>
              <table:table-cell office:value-type="float" office:value="663523">
                <text:p>663523</text:p>
              </table:table-cell>
              <table:table-cell office:value-type="float" office:value="432382">
                <text:p>432382</text:p>
              </table:table-cell>
              <table:table-cell office:value-type="float" office:value="463842">
                <text:p>463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